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8d392" officeooo:paragraph-rsid="0018d392"/>
    </style:style>
    <style:style style:name="P2" style:family="paragraph" style:parent-style-name="Standard">
      <style:text-properties style:text-underline-style="solid" style:text-underline-width="auto" style:text-underline-color="font-color" officeooo:rsid="0018d392" officeooo:paragraph-rsid="001af9bd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1af9bd"/>
    </style:style>
    <style:style style:name="P4" style:family="paragraph" style:parent-style-name="Standard">
      <style:text-properties style:text-underline-style="solid" style:text-underline-width="auto" style:text-underline-color="font-color" officeooo:rsid="00220a98" officeooo:paragraph-rsid="00220a98"/>
    </style:style>
    <style:style style:name="P5" style:family="paragraph" style:parent-style-name="Standard">
      <style:text-properties style:text-underline-style="none" officeooo:rsid="0018d392" officeooo:paragraph-rsid="0018d392"/>
    </style:style>
    <style:style style:name="P6" style:family="paragraph" style:parent-style-name="Standard">
      <style:text-properties style:text-underline-style="none" officeooo:rsid="0018d392" officeooo:paragraph-rsid="001a16dc"/>
    </style:style>
    <style:style style:name="P7" style:family="paragraph" style:parent-style-name="Standard">
      <style:text-properties style:text-underline-style="none" officeooo:rsid="001a16dc" officeooo:paragraph-rsid="001a16dc"/>
    </style:style>
    <style:style style:name="P8" style:family="paragraph" style:parent-style-name="Standard">
      <style:text-properties style:text-underline-style="none" officeooo:rsid="001aa4a7" officeooo:paragraph-rsid="001a16dc"/>
    </style:style>
    <style:style style:name="P9" style:family="paragraph" style:parent-style-name="Standard">
      <style:text-properties style:text-underline-style="none" officeooo:rsid="001aa4a7" officeooo:paragraph-rsid="001af9bd"/>
    </style:style>
    <style:style style:name="P10" style:family="paragraph" style:parent-style-name="Standard">
      <style:text-properties style:text-underline-style="none" officeooo:rsid="001af9bd" officeooo:paragraph-rsid="001aa4a7"/>
    </style:style>
    <style:style style:name="P11" style:family="paragraph" style:parent-style-name="Standard">
      <style:text-properties style:text-underline-style="none" officeooo:rsid="001b40eb" officeooo:paragraph-rsid="001af9bd"/>
    </style:style>
    <style:style style:name="P12" style:family="paragraph" style:parent-style-name="Standard">
      <style:text-properties style:text-underline-style="none" officeooo:rsid="001b40eb" officeooo:paragraph-rsid="001c7d15"/>
    </style:style>
    <style:style style:name="P13" style:family="paragraph" style:parent-style-name="Standard">
      <style:text-properties style:text-underline-style="none" officeooo:rsid="001dc0da" officeooo:paragraph-rsid="001c7d15"/>
    </style:style>
    <style:style style:name="P14" style:family="paragraph" style:parent-style-name="Standard">
      <style:text-properties style:text-underline-style="none" officeooo:rsid="00220a98" officeooo:paragraph-rsid="00220a98"/>
    </style:style>
    <style:style style:name="P15" style:family="paragraph" style:parent-style-name="Standard">
      <style:text-properties style:text-underline-style="none" officeooo:rsid="00220a98" officeooo:paragraph-rsid="0023d33b"/>
    </style:style>
    <style:style style:name="P16" style:family="paragraph" style:parent-style-name="Standard">
      <style:text-properties style:text-underline-style="none" officeooo:rsid="0023d33b" officeooo:paragraph-rsid="0023d33b"/>
    </style:style>
    <style:style style:name="P17" style:family="paragraph" style:parent-style-name="Standard">
      <style:text-properties style:text-underline-style="none" officeooo:rsid="0023d33b" officeooo:paragraph-rsid="002463bf"/>
    </style:style>
    <style:style style:name="P18" style:family="paragraph" style:parent-style-name="Standard">
      <style:text-properties style:text-underline-style="none" officeooo:rsid="002463bf" officeooo:paragraph-rsid="002463bf"/>
    </style:style>
    <style:style style:name="P19" style:family="paragraph" style:parent-style-name="Standard">
      <style:text-properties style:text-underline-style="none" officeooo:rsid="001fada8" officeooo:paragraph-rsid="001c7d15"/>
    </style:style>
    <style:style style:name="P20" style:family="paragraph" style:parent-style-name="Standard">
      <style:text-properties style:text-underline-style="none" officeooo:rsid="00222c5f" officeooo:paragraph-rsid="0023d33b"/>
    </style:style>
    <style:style style:name="P21" style:family="paragraph" style:parent-style-name="Standard">
      <style:text-properties officeooo:rsid="001a16dc" officeooo:paragraph-rsid="001a16dc"/>
    </style:style>
    <style:style style:name="P22" style:family="paragraph" style:parent-style-name="Standard">
      <style:text-properties officeooo:rsid="001a16dc" officeooo:paragraph-rsid="001af9bd"/>
    </style:style>
    <style:style style:name="P23" style:family="paragraph" style:parent-style-name="Standard">
      <style:text-properties officeooo:rsid="001a16dc" officeooo:paragraph-rsid="001fada8"/>
    </style:style>
    <style:style style:name="P24" style:family="paragraph" style:parent-style-name="Standard">
      <style:text-properties officeooo:rsid="001aa4a7" officeooo:paragraph-rsid="001aa4a7"/>
    </style:style>
    <style:style style:name="P25" style:family="paragraph" style:parent-style-name="Standard">
      <style:text-properties officeooo:rsid="001af9bd" officeooo:paragraph-rsid="001af9bd"/>
    </style:style>
    <style:style style:name="P26" style:family="paragraph" style:parent-style-name="Standard">
      <style:text-properties officeooo:rsid="001c7d15" officeooo:paragraph-rsid="001c7d15"/>
    </style:style>
    <style:style style:name="P27" style:family="paragraph" style:parent-style-name="Standard">
      <style:text-properties officeooo:paragraph-rsid="0018d392"/>
    </style:style>
    <style:style style:name="P28" style:family="paragraph" style:parent-style-name="Standard">
      <style:text-properties officeooo:rsid="0024f67f" officeooo:paragraph-rsid="0024f67f"/>
    </style:style>
    <style:style style:name="P29" style:family="paragraph" style:parent-style-name="Standard">
      <style:text-properties style:font-name="Liberation Serif" style:text-underline-style="none" officeooo:rsid="00222c5f" officeooo:paragraph-rsid="0023d33b" style:font-name-asian="NSimSun" style:font-name-complex="Arial"/>
    </style:style>
    <style:style style:name="P30" style:family="paragraph" style:parent-style-name="Standard">
      <style:text-properties style:font-name="Liberation Serif" style:text-underline-style="none" officeooo:rsid="002463bf" officeooo:paragraph-rsid="002463bf" style:font-name-asian="NSimSun" style:font-name-complex="Arial"/>
    </style:style>
    <style:style style:name="P31" style:family="paragraph" style:parent-style-name="Standard">
      <style:text-properties style:font-name="Liberation Serif" style:text-underline-style="none" officeooo:rsid="0024f67f" officeooo:paragraph-rsid="002463bf" style:font-name-asian="NSimSun" style:font-name-complex="Arial"/>
    </style:style>
    <style:style style:name="P32" style:family="paragraph" style:parent-style-name="Standard">
      <style:text-properties style:font-name="Liberation Serif" style:text-underline-style="none" officeooo:rsid="0024f67f" officeooo:paragraph-rsid="0024f67f" style:font-name-asian="NSimSun" style:font-name-complex="Arial"/>
    </style:style>
    <style:style style:name="P33" style:family="paragraph" style:parent-style-name="Standard">
      <style:text-properties style:font-name="Liberation Serif" style:text-underline-style="solid" style:text-underline-width="auto" style:text-underline-color="font-color" officeooo:rsid="002463bf" officeooo:paragraph-rsid="002463bf" style:font-name-asian="NSimSun" style:font-name-complex="Arial"/>
    </style:style>
    <style:style style:name="P34" style:family="paragraph">
      <style:paragraph-properties fo:text-align="center"/>
    </style:style>
    <style:style style:name="P35" style:family="paragraph">
      <loext:graphic-properties draw:fill="none"/>
    </style:style>
    <style:style style:name="P36" style:family="paragraph">
      <style:paragraph-properties fo:text-align="center"/>
      <style:text-properties fo:font-size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8d392"/>
    </style:style>
    <style:style style:name="T3" style:family="text">
      <style:text-properties style:text-underline-style="none" officeooo:rsid="001aa4a7"/>
    </style:style>
    <style:style style:name="T4" style:family="text">
      <style:text-properties style:text-underline-style="none" officeooo:rsid="001af9bd"/>
    </style:style>
    <style:style style:name="T5" style:family="text">
      <style:text-properties style:text-underline-style="none" officeooo:rsid="001b40eb"/>
    </style:style>
    <style:style style:name="T6" style:family="text">
      <style:text-properties style:text-underline-style="none" officeooo:rsid="001c7d15"/>
    </style:style>
    <style:style style:name="T7" style:family="text">
      <style:text-properties style:text-underline-style="none" officeooo:rsid="001dc0da"/>
    </style:style>
    <style:style style:name="T8" style:family="text">
      <style:text-properties style:text-underline-style="none" officeooo:rsid="001e6bcc"/>
    </style:style>
    <style:style style:name="T9" style:family="text">
      <style:text-properties style:text-underline-style="none" officeooo:rsid="001fada8"/>
    </style:style>
    <style:style style:name="T10" style:family="text">
      <style:text-properties style:text-underline-style="none" officeooo:rsid="00266c52"/>
    </style:style>
    <style:style style:name="T11" style:family="text">
      <style:text-properties style:text-underline-style="solid" style:text-underline-width="auto" style:text-underline-color="font-color" officeooo:rsid="0018d392"/>
    </style:style>
    <style:style style:name="T12" style:family="text">
      <style:text-properties officeooo:rsid="001fada8"/>
    </style:style>
    <style:style style:name="T13" style:family="text">
      <style:text-properties officeooo:rsid="00222c5f"/>
    </style:style>
    <style:style style:name="T14" style:family="text">
      <style:text-properties style:font-name="Liberation Serif1" officeooo:rsid="00222c5f" style:font-name-asian="Liberation Serif1" style:font-name-complex="Liberation Serif1"/>
    </style:style>
    <style:style style:name="T15" style:family="text">
      <style:text-properties style:font-name="Liberation Serif1" officeooo:rsid="0023d33b" style:font-name-asian="Liberation Serif1" style:font-name-complex="Liberation Serif1"/>
    </style:style>
    <style:style style:name="T16" style:family="text">
      <style:text-properties style:font-name="Liberation Serif1" officeooo:rsid="002463bf" style:font-name-asian="Liberation Serif1" style:font-name-complex="Liberation Serif1"/>
    </style:style>
    <style:style style:name="T17" style:family="text">
      <style:text-properties style:font-name="Liberation Serif" style:font-name-asian="NSimSun" style:font-name-complex="Arial"/>
    </style:style>
    <style:style style:name="T18" style:family="text">
      <style:text-properties style:font-name="Liberation Serif" officeooo:rsid="00222c5f" style:font-name-asian="NSimSun" style:font-name-complex="Arial"/>
    </style:style>
    <style:style style:name="T19" style:family="text">
      <style:text-properties style:font-name="Liberation Serif" officeooo:rsid="0023d33b" style:font-name-asian="NSimSun" style:font-name-complex="Arial"/>
    </style:style>
    <style:style style:name="T20" style:family="text">
      <style:text-properties style:font-name="Liberation Serif" officeooo:rsid="002463bf" style:font-name-asian="NSimSun" style:font-name-complex="Arial"/>
    </style:style>
    <style:style style:name="T21" style:family="text">
      <style:text-properties style:font-name="Liberation Serif" officeooo:rsid="0024f67f" style:font-name-asian="NSimSun" style:font-name-complex="Arial"/>
    </style:style>
    <style:style style:name="T22" style:family="text">
      <style:text-properties style:font-name="Liberation Serif" style:text-underline-style="none" style:font-name-asian="NSimSun" style:font-name-complex="Arial"/>
    </style:style>
    <style:style style:name="T23" style:family="text">
      <style:text-properties style:font-name="Liberation Serif" style:text-underline-style="none" officeooo:rsid="0024f67f" style:font-name-asian="NSimSun" style:font-name-complex="Arial"/>
    </style:style>
    <style:style style:name="T24" style:family="text">
      <style:text-properties officeooo:rsid="0023d33b"/>
    </style:style>
    <style:style style:name="T25" style:family="text">
      <style:text-properties officeooo:rsid="00266c52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1.429cm" fo:min-width="0.6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justify" draw:textarea-vertical-align="middle" draw:auto-grow-height="false" fo:min-height="0.272cm" fo:min-width="0.2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textarea-horizontal-align="justify" draw:textarea-vertical-align="middle" draw:auto-grow-height="false" fo:min-height="0.774cm" fo:min-width="0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textarea-horizontal-align="justify" draw:textarea-vertical-align="middle" draw:auto-grow-height="false" fo:min-height="0.774cm" fo:min-width="0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textarea-horizontal-align="justify" draw:textarea-vertical-align="middle" draw:auto-grow-height="false" fo:min-height="1.323cm" fo:min-width="0.5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none" draw:textarea-horizontal-align="justify" draw:textarea-vertical-align="middle" draw:auto-grow-height="false" fo:min-height="1.109cm" fo:min-width="0.5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none" draw:textarea-horizontal-align="justify" draw:textarea-vertical-align="middle" draw:auto-grow-height="false" fo:min-height="0.328cm" fo:min-width="0.3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none" draw:textarea-horizontal-align="justify" draw:textarea-vertical-align="middle" draw:auto-grow-height="false" fo:min-height="0.36cm" fo:min-width="0.3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none" draw:textarea-horizontal-align="justify" draw:textarea-vertical-align="middle" draw:auto-grow-height="false" fo:min-height="0.358cm" fo:min-width="0.3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none" draw:textarea-horizontal-align="justify" draw:textarea-vertical-align="middle" draw:auto-grow-height="false" fo:min-height="0.878cm" fo:min-width="0.6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none" draw:textarea-horizontal-align="justify" draw:textarea-vertical-align="middle" draw:auto-grow-height="false" fo:min-height="1.302cm" fo:min-width="0.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none" draw:textarea-horizontal-align="justify" draw:textarea-vertical-align="middle" draw:auto-grow-height="false" fo:min-height="0.529cm" fo:min-width="0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11">Exercice 1</text:span><text:span text:style-name="T2"> <text:s/><text:tab/><text:tab/><text:tab/><text:tab/><text:tab/><text:tab/><text:tab/><text:tab/></text:span><text:span text:style-name="T10">Thomas</text:span><text:span text:style-name="T2"> </text:span><text:span text:style-name="T10">Benoit Allan</text:span><text:span text:style-name="T2"> <text:s text:c="59"/></text:span></text:p>
      <text:p text:style-name="P1"/>
      <text:p text:style-name="P5">a) <text:tab/>R= a . /b . c</text:p>
      <text:p text:style-name="P21"><text:span text:style-name="T2">b</text:span><text:span text:style-name="T1">)<text:tab/>K= (a + c) </text:span></text:p>
      <text:p text:style-name="P6">c)<text:tab/>S= /a . /b . c</text:p>
      <text:p text:style-name="P7">d)<text:tab/>M= (c + /d . e)</text:p>
      <text:p text:style-name="P21"><text:span text:style-name="T2">e</text:span><text:span text:style-name="T1">)<text:tab/>N= (c . /k + f + /g . j) a . /b</text:span></text:p>
      <text:p text:style-name="P3"/>
      <text:p text:style-name="P2">Exercice 2</text:p>
      <text:p text:style-name="P23"><draw:line text:anchor-type="paragraph" draw:z-index="2" draw:name="Forme3" draw:style-name="gr1" draw:text-style-name="P34" svg:x1="1.905cm" svg:y1="1.097cm" svg:x2="1.917cm" svg:y2="2.169cm"><text:p/></draw:line><draw:line text:anchor-type="paragraph" draw:z-index="3" draw:name="Forme4" draw:style-name="gr1" draw:text-style-name="P34" svg:x1="2.514cm" svg:y1="1.097cm" svg:x2="1.905cm" svg:y2="1.097cm"><text:p/></draw:line><draw:line text:anchor-type="paragraph" draw:z-index="4" draw:name="Forme5" draw:style-name="gr1" draw:text-style-name="P34" svg:x1="2.672cm" svg:y1="2.17cm" svg:x2="1.917cm" svg:y2="2.17cm"><text:p/></draw:line><draw:line text:anchor-type="paragraph" draw:z-index="5" draw:name="Forme6" draw:style-name="gr1" draw:text-style-name="P34" svg:x1="2.526cm" svg:y1="0.9cm" svg:x2="2.949cm" svg:y2="1.124cm"><text:p/></draw:line><draw:line text:anchor-type="paragraph" draw:z-index="6" draw:name="Forme7" draw:style-name="gr1" draw:text-style-name="P34" svg:x1="2.672cm" svg:y1="1.97cm" svg:x2="3.095cm" svg:y2="2.196cm"><text:p/></draw:line><draw:line text:anchor-type="paragraph" draw:z-index="7" draw:name="Forme8" draw:style-name="gr1" draw:text-style-name="P34" svg:x1="3.769cm" svg:y1="1.124cm" svg:x2="2.949cm" svg:y2="1.124cm"><text:p/></draw:line><draw:line text:anchor-type="paragraph" draw:z-index="8" draw:name="Forme9" draw:style-name="gr1" draw:text-style-name="P34" svg:x1="3.77cm" svg:y1="2.196cm" svg:x2="3.096cm" svg:y2="2.196cm"><text:p/></draw:line><draw:line text:anchor-type="paragraph" draw:z-index="9" draw:name="Forme10" draw:style-name="gr1" draw:text-style-name="P34" svg:x1="3.769cm" svg:y1="1.124cm" svg:x2="3.769cm" svg:y2="2.182cm"><text:p/></draw:line><draw:line text:anchor-type="paragraph" draw:z-index="10" draw:name="Forme2" draw:style-name="gr1" draw:text-style-name="P34" svg:x1="3.769cm" svg:y1="1.602cm" svg:x2="4.789cm" svg:y2="1.602cm"><text:p/></draw:line><draw:line text:anchor-type="paragraph" draw:z-index="11" draw:name="Forme10" draw:style-name="gr1" draw:text-style-name="P34" svg:x1="4.801cm" svg:y1="1.083cm" svg:x2="4.801cm" svg:y2="2.141cm"><text:p/></draw:line><draw:line text:anchor-type="paragraph" draw:z-index="12" draw:name="Forme4" draw:style-name="gr1" draw:text-style-name="P34" svg:x1="5.41cm" svg:y1="1.083cm" svg:x2="4.801cm" svg:y2="1.083cm"><text:p/></draw:line><draw:line text:anchor-type="paragraph" draw:z-index="13" draw:name="Forme4" draw:style-name="gr1" draw:text-style-name="P34" svg:x1="5.41cm" svg:y1="2.141cm" svg:x2="4.801cm" svg:y2="2.141cm"><text:p/></draw:line><draw:line text:anchor-type="paragraph" draw:z-index="14" draw:name="Forme4" draw:style-name="gr1" draw:text-style-name="P34" svg:x1="6.507cm" svg:y1="1.109cm" svg:x2="5.898cm" svg:y2="1.109cm"><text:p/></draw:line><draw:line text:anchor-type="paragraph" draw:z-index="15" draw:name="Forme6" draw:style-name="gr1" draw:text-style-name="P34" svg:x1="5.475cm" svg:y1="0.873cm" svg:x2="5.898cm" svg:y2="1.097cm"><text:p/></draw:line><draw:line text:anchor-type="paragraph" draw:z-index="16" draw:name="Forme6" draw:style-name="gr1" draw:text-style-name="P34" svg:x1="5.475cm" svg:y1="1.944cm" svg:x2="5.898cm" svg:y2="2.168cm"><text:p/></draw:line><draw:line text:anchor-type="paragraph" draw:z-index="17" draw:name="Forme4" draw:style-name="gr1" draw:text-style-name="P34" svg:x1="6.507cm" svg:y1="2.168cm" svg:x2="5.898cm" svg:y2="2.168cm"><text:p/></draw:line><draw:line text:anchor-type="paragraph" draw:z-index="18" draw:name="Forme10" draw:style-name="gr1" draw:text-style-name="P34" svg:x1="6.507cm" svg:y1="1.109cm" svg:x2="6.507cm" svg:y2="2.167cm"><text:p/></draw:line><draw:line text:anchor-type="paragraph" draw:z-index="19" draw:name="Forme2" draw:style-name="gr1" draw:text-style-name="P34" svg:x1="6.507cm" svg:y1="1.602cm" svg:x2="6.944cm" svg:y2="1.602cm"><text:p/></draw:line><draw:custom-shape text:anchor-type="paragraph" draw:z-index="20" draw:name="Forme11" draw:style-name="gr13" draw:text-style-name="P35" svg:width="0.384cm" svg:height="0.53cm" svg:x="6.944cm" svg:y="1.362cm"><text:p/><draw:enhanced-geometry svg:viewBox="0 0 21600 21600" draw:type="rectangle" draw:enhanced-path="M 0 0 L 21600 0 21600 21600 0 21600 0 0 Z N"/></draw:custom-shape><draw:line text:anchor-type="paragraph" draw:z-index="21" draw:name="Forme2" draw:style-name="gr1" draw:text-style-name="P34" svg:x1="7.327cm" svg:y1="1.602cm" svg:x2="7.764cm" svg:y2="1.602cm"><text:p/></draw:line><draw:line text:anchor-type="paragraph" draw:z-index="22" draw:name="Forme10" draw:style-name="gr1" draw:text-style-name="P34" svg:x1="7.765cm" svg:y1="1.229cm" svg:x2="7.765cm" svg:y2="1.97cm"><text:p/></draw:line><text:span text:style-name="T1"><text:s text:c="28"/></text:span><text:span text:style-name="T3"><text:s text:c="22"/></text:span></text:p>
      <text:p text:style-name="P21"><text:span text:style-name="T3"><text:s text:c="27"/></text:span><text:span text:style-name="T9">a</text:span><text:span text:style-name="T3"> <text:s text:c="25"/></text:span><text:span text:style-name="T9">c</text:span><text:span text:style-name="T3"> <text:s text:c="10"/></text:span></text:p>
      <text:p text:style-name="P21"><draw:line text:anchor-type="paragraph" draw:z-index="0" draw:name="Forme1" draw:style-name="gr1" draw:text-style-name="P34" svg:x1="0.808cm" svg:y1="0.256cm" svg:x2="0.808cm" svg:y2="0.865cm"><text:p/></draw:line><text:span text:style-name="T3"><text:s/>a) <text:s text:c="65"/></text:span><text:span text:style-name="T9">Q</text:span></text:p>
      <text:p text:style-name="P8"><draw:line text:anchor-type="paragraph" draw:z-index="1" draw:name="Forme2" draw:style-name="gr1" draw:text-style-name="P34" svg:x1="0.806cm" svg:y1="0.074cm" svg:x2="1.917cm" svg:y2="0.074cm"><text:p/></draw:line><text:s text:c="28"/>b <text:s text:c="22"/>d</text:p>
      <text:p text:style-name="P9"><text:s/></text:p>
      <text:p text:style-name="P22"><draw:line text:anchor-type="paragraph" draw:z-index="28" draw:name="Forme6" draw:style-name="gr1" draw:text-style-name="P34" svg:x1="2.09cm" svg:y1="0.356cm" svg:x2="2.632cm" svg:y2="0.649cm"><text:p/></draw:line><draw:line text:anchor-type="paragraph" draw:z-index="38" draw:name="Forme6" draw:style-name="gr1" draw:text-style-name="P34" svg:x1="4.909cm" svg:y1="0.319cm" svg:x2="5.451cm" svg:y2="0.612cm"><text:p/></draw:line><draw:line text:anchor-type="paragraph" draw:z-index="42" draw:name="Forme12" draw:style-name="gr1" draw:text-style-name="P34" svg:x1="4.987cm" svg:y1="0.612cm" svg:x2="4.987cm" svg:y2="0.319cm"><text:p/></draw:line><text:span text:style-name="T3"><text:s text:c="23"/>a <text:s text:c="24"/></text:span><text:span text:style-name="T4">c</text:span></text:p>
      <text:p text:style-name="P21"><draw:line text:anchor-type="paragraph" draw:z-index="23" draw:name="Forme1" draw:style-name="gr1" draw:text-style-name="P34" svg:x1="0.489cm" svg:y1="0.427cm" svg:x2="0.489cm" svg:y2="1.036cm"><text:p/></draw:line><draw:line text:anchor-type="paragraph" draw:z-index="25" draw:name="Forme3" draw:style-name="gr1" draw:text-style-name="P36" svg:x1="1.6cm" svg:y1="0.162cm" svg:x2="1.6cm" svg:y2="1.236cm"><text:p/></draw:line><draw:line text:anchor-type="paragraph" draw:z-index="26" draw:name="Forme4" draw:style-name="gr1" draw:text-style-name="P34" svg:x1="2.209cm" svg:y1="0.162cm" svg:x2="1.6cm" svg:y2="0.162cm"><text:p/></draw:line><draw:line text:anchor-type="paragraph" draw:z-index="31" draw:name="Forme4" draw:style-name="gr1" draw:text-style-name="P34" svg:x1="3.359cm" svg:y1="0.162cm" svg:x2="2.632cm" svg:y2="0.162cm"><text:p/></draw:line><draw:line text:anchor-type="paragraph" draw:z-index="32" draw:name="Forme3" draw:style-name="gr1" draw:text-style-name="P36" svg:x1="3.358cm" svg:y1="0.162cm" svg:x2="3.358cm" svg:y2="1.236cm"><text:p/></draw:line><draw:line text:anchor-type="paragraph" draw:z-index="35" draw:name="Forme10" draw:style-name="gr1" draw:text-style-name="P34" svg:x1="4.378cm" svg:y1="0.125cm" svg:x2="4.378cm" svg:y2="1.183cm"><text:p/></draw:line><draw:line text:anchor-type="paragraph" draw:z-index="36" draw:name="Forme4" draw:style-name="gr1" draw:text-style-name="P34" svg:x1="4.987cm" svg:y1="0.125cm" svg:x2="4.378cm" svg:y2="0.125cm"><text:p/></draw:line><draw:line text:anchor-type="paragraph" draw:z-index="44" draw:name="Forme4" draw:style-name="gr1" draw:text-style-name="P34" svg:x1="6.136cm" svg:y1="0.125cm" svg:x2="5.45cm" svg:y2="0.125cm"><text:p/></draw:line><draw:line text:anchor-type="paragraph" draw:z-index="45" draw:name="Forme10" draw:style-name="gr1" draw:text-style-name="P34" svg:x1="6.137cm" svg:y1="0.125cm" svg:x2="6.137cm" svg:y2="1.183cm"><text:p/></draw:line><draw:custom-shape text:anchor-type="paragraph" draw:z-index="47" draw:name="Forme11" draw:style-name="gr13" draw:text-style-name="P35" svg:width="0.384cm" svg:height="0.53cm" svg:x="6.562cm" svg:y="0.351cm"><text:p/><draw:enhanced-geometry svg:viewBox="0 0 21600 21600" draw:type="rectangle" draw:enhanced-path="M 0 0 L 21600 0 21600 21600 0 21600 0 0 Z N"/></draw:custom-shape><draw:line text:anchor-type="paragraph" draw:z-index="49" draw:name="Forme10" draw:style-name="gr1" draw:text-style-name="P34" svg:x1="7.407cm" svg:y1="0.231cm" svg:x2="7.407cm" svg:y2="0.972cm"><text:p/></draw:line><text:span text:style-name="T3"><text:s text:c="66"/></text:span><text:span text:style-name="T4">R</text:span></text:p>
      <text:p text:style-name="P24"><draw:line text:anchor-type="paragraph" draw:z-index="24" draw:name="Forme2" draw:style-name="gr1" draw:text-style-name="P34" svg:x1="0.489cm" svg:y1="0.28cm" svg:x2="1.6cm" svg:y2="0.28cm"><text:p/></draw:line><draw:line text:anchor-type="paragraph" draw:z-index="27" draw:name="Forme4" draw:style-name="gr1" draw:text-style-name="P34" svg:x1="2.209cm" svg:y1="0.75cm" svg:x2="1.6cm" svg:y2="0.75cm"><text:p/></draw:line><draw:line text:anchor-type="paragraph" draw:z-index="29" draw:name="Forme6" draw:style-name="gr1" draw:text-style-name="P34" svg:x1="2.037cm" svg:y1="0.333cm" svg:x2="2.75cm" svg:y2="0.749cm"><text:p/></draw:line><draw:line text:anchor-type="paragraph" draw:z-index="30" draw:name="Forme4" draw:style-name="gr1" draw:text-style-name="P34" svg:x1="3.359cm" svg:y1="0.75cm" svg:x2="2.75cm" svg:y2="0.75cm"><text:p/></draw:line><draw:line text:anchor-type="paragraph" draw:z-index="33" draw:name="Forme12" draw:style-name="gr1" draw:text-style-name="P34" svg:x1="2.208cm" svg:y1="0.749cm" svg:x2="2.208cm" svg:y2="0.333cm"><text:p/></draw:line><draw:line text:anchor-type="paragraph" draw:z-index="34" draw:name="Forme2" draw:style-name="gr1" draw:text-style-name="P34" svg:x1="3.358cm" svg:y1="0.141cm" svg:x2="4.378cm" svg:y2="0.141cm"><text:p/></draw:line><draw:line text:anchor-type="paragraph" draw:z-index="37" draw:name="Forme4" draw:style-name="gr1" draw:text-style-name="P34" svg:x1="4.987cm" svg:y1="0.697cm" svg:x2="4.378cm" svg:y2="0.697cm"><text:p/></draw:line><draw:line text:anchor-type="paragraph" draw:z-index="39" draw:name="Forme6" draw:style-name="gr1" draw:text-style-name="P34" svg:x1="4.987cm" svg:y1="0.404cm" svg:x2="5.529cm" svg:y2="0.697cm"><text:p/></draw:line><draw:line text:anchor-type="paragraph" draw:z-index="40" draw:name="Forme12" draw:style-name="gr1" draw:text-style-name="P34" svg:x1="2.208cm" svg:y1="0.749cm" svg:x2="2.208cm" svg:y2="0.333cm"><text:p/></draw:line><draw:line text:anchor-type="paragraph" draw:z-index="41" draw:name="Forme12" draw:style-name="gr1" draw:text-style-name="P34" svg:x1="2.208cm" svg:y1="0.749cm" svg:x2="2.208cm" svg:y2="0.333cm"><text:p/></draw:line><draw:line text:anchor-type="paragraph" draw:z-index="43" draw:name="Forme4" draw:style-name="gr1" draw:text-style-name="P34" svg:x1="6.137cm" svg:y1="0.697cm" svg:x2="5.528cm" svg:y2="0.697cm"><text:p/></draw:line><draw:line text:anchor-type="paragraph" draw:z-index="46" draw:name="Forme2" draw:style-name="gr1" draw:text-style-name="P34" svg:x1="6.137cm" svg:y1="0.141cm" svg:x2="6.574cm" svg:y2="0.141cm"><text:p/></draw:line><draw:line text:anchor-type="paragraph" draw:z-index="48" draw:name="Forme2" draw:style-name="gr1" draw:text-style-name="P34" svg:x1="6.944cm" svg:y1="0.141cm" svg:x2="7.381cm" svg:y2="0.141cm"><text:p/></draw:line><text:span text:style-name="T1">b) <text:s text:c="20"/>b <text:s text:c="21"/></text:span><text:span text:style-name="T4">d</text:span></text:p>
      <text:p text:style-name="P10"/>
      <text:p text:style-name="P24"><draw:line text:anchor-type="paragraph" draw:z-index="60" draw:name="Forme6" draw:style-name="gr1" draw:text-style-name="P34" svg:x1="4.734cm" svg:y1="0.344cm" svg:x2="5.276cm" svg:y2="0.637cm"><text:p/></draw:line><draw:line text:anchor-type="paragraph" draw:z-index="69" draw:name="Forme6" draw:style-name="gr1" draw:text-style-name="P34" svg:x1="6.971cm" svg:y1="0.33cm" svg:x2="7.629cm" svg:y2="0.61cm"><text:p/></draw:line><draw:line text:anchor-type="paragraph" draw:z-index="78" draw:name="Forme12" draw:style-name="gr1" draw:text-style-name="P34" svg:x1="7.087cm" svg:y1="0.611cm" svg:x2="7.087cm" svg:y2="0.318cm"><text:p/></draw:line><text:span text:style-name="T4"><text:s text:c="49"/></text:span><text:span text:style-name="T5">c</text:span><text:span text:style-name="T4"> <text:s text:c="18"/></text:span><text:span text:style-name="T5">e</text:span><text:span text:style-name="T4"> <text:s text:c="29"/></text:span></text:p>
      <text:p text:style-name="P24"><draw:line text:anchor-type="paragraph" draw:z-index="50" draw:name="Forme1" draw:style-name="gr1" draw:text-style-name="P34" svg:x1="0.515cm" svg:y1="0.425cm" svg:x2="0.515cm" svg:y2="1.034cm"><text:p/></draw:line><draw:line text:anchor-type="paragraph" draw:z-index="52" draw:name="Forme12" draw:style-name="gr1" draw:text-style-name="P34" svg:x1="1.626cm" svg:y1="0.737cm" svg:x2="1.626cm" svg:y2="0.321cm"><text:p/></draw:line><draw:line text:anchor-type="paragraph" draw:z-index="53" draw:name="Forme6" draw:style-name="gr1" draw:text-style-name="P34" svg:x1="1.482cm" svg:y1="0.321cm" svg:x2="2.195cm" svg:y2="0.737cm"><text:p/></draw:line><draw:line text:anchor-type="paragraph" draw:z-index="55" draw:name="Forme6" draw:style-name="gr1" draw:text-style-name="P34" svg:x1="2.803cm" svg:y1="0.321cm" svg:x2="3.516cm" svg:y2="0.737cm"><text:p/></draw:line><draw:line text:anchor-type="paragraph" draw:z-index="57" draw:name="Forme10" draw:style-name="gr1" draw:text-style-name="P34" svg:x1="4.126cm" svg:y1="0.15cm" svg:x2="4.126cm" svg:y2="1.208cm"><text:p/></draw:line><draw:line text:anchor-type="paragraph" draw:z-index="58" draw:name="Forme4" draw:style-name="gr1" draw:text-style-name="P34" svg:x1="4.735cm" svg:y1="0.15cm" svg:x2="4.126cm" svg:y2="0.15cm"><text:p/></draw:line><draw:line text:anchor-type="paragraph" draw:z-index="62" draw:name="Forme4" draw:style-name="gr1" draw:text-style-name="P34" svg:x1="5.885cm" svg:y1="0.15cm" svg:x2="5.276cm" svg:y2="0.15cm"><text:p/></draw:line><draw:line text:anchor-type="paragraph" draw:z-index="64" draw:name="Forme10" draw:style-name="gr1" draw:text-style-name="P34" svg:x1="5.884cm" svg:y1="0.15cm" svg:x2="5.884cm" svg:y2="1.208cm"><text:p/></draw:line><draw:line text:anchor-type="paragraph" draw:z-index="66" draw:name="Forme10" draw:style-name="gr1" draw:text-style-name="P34" svg:x1="6.479cm" svg:y1="0.123cm" svg:x2="6.479cm" svg:y2="1.181cm"><text:p/></draw:line><draw:line text:anchor-type="paragraph" draw:z-index="67" draw:name="Forme4" draw:style-name="gr1" draw:text-style-name="P34" svg:x1="7.088cm" svg:y1="0.123cm" svg:x2="6.479cm" svg:y2="0.123cm"><text:p/></draw:line><draw:line text:anchor-type="paragraph" draw:z-index="71" draw:name="Forme4" draw:style-name="gr1" draw:text-style-name="P34" svg:x1="8.238cm" svg:y1="0.123cm" svg:x2="7.629cm" svg:y2="0.123cm"><text:p/></draw:line><draw:line text:anchor-type="paragraph" draw:z-index="73" draw:name="Forme10" draw:style-name="gr1" draw:text-style-name="P34" svg:x1="8.237cm" svg:y1="0.123cm" svg:x2="8.237cm" svg:y2="1.181cm"><text:p/></draw:line><draw:custom-shape text:anchor-type="paragraph" draw:z-index="75" draw:name="Forme11" draw:style-name="gr13" draw:text-style-name="P35" svg:width="0.384cm" svg:height="0.53cm" svg:x="8.678cm" svg:y="0.415cm"><text:p/><draw:enhanced-geometry svg:viewBox="0 0 21600 21600" draw:type="rectangle" draw:enhanced-path="M 0 0 L 21600 0 21600 21600 0 21600 0 0 Z N"/></draw:custom-shape><draw:line text:anchor-type="paragraph" draw:z-index="77" draw:name="Forme10" draw:style-name="gr1" draw:text-style-name="P34" svg:x1="9.497cm" svg:y1="0.321cm" svg:x2="9.497cm" svg:y2="1.062cm"><text:p/></draw:line><draw:line text:anchor-type="paragraph" draw:z-index="79" draw:name="Forme1" draw:style-name="gr1" draw:text-style-name="P34" svg:x1="0.515cm" svg:y1="0.425cm" svg:x2="0.515cm" svg:y2="1.034cm"><text:p/></draw:line><text:span text:style-name="T4"><text:s text:c="17"/></text:span><text:span text:style-name="T5">a <text:s text:c="9"/>b <text:s text:c="54"/></text:span><text:span text:style-name="T6">T</text:span></text:p>
      <text:p text:style-name="P25"><draw:line text:anchor-type="paragraph" draw:z-index="51" draw:name="Forme2" draw:style-name="gr1" draw:text-style-name="P34" svg:x1="0.515cm" svg:y1="0.25cm" svg:x2="1.626cm" svg:y2="0.25cm"><text:p/></draw:line><draw:line text:anchor-type="paragraph" draw:z-index="54" draw:name="Forme4" draw:style-name="gr1" draw:text-style-name="P34" svg:x1="2.803cm" svg:y1="0.25cm" svg:x2="2.194cm" svg:y2="0.25cm"><text:p/></draw:line><draw:line text:anchor-type="paragraph" draw:z-index="56" draw:name="Forme4" draw:style-name="gr1" draw:text-style-name="P34" svg:x1="4.124cm" svg:y1="0.25cm" svg:x2="3.515cm" svg:y2="0.25cm"><text:p/></draw:line><draw:line text:anchor-type="paragraph" draw:z-index="59" draw:name="Forme4" draw:style-name="gr1" draw:text-style-name="P34" svg:x1="4.735cm" svg:y1="0.721cm" svg:x2="4.126cm" svg:y2="0.721cm"><text:p/></draw:line><draw:line text:anchor-type="paragraph" draw:z-index="61" draw:name="Forme6" draw:style-name="gr1" draw:text-style-name="P34" svg:x1="4.734cm" svg:y1="0.404cm" svg:x2="5.276cm" svg:y2="0.697cm"><text:p/></draw:line><draw:line text:anchor-type="paragraph" draw:z-index="63" draw:name="Forme4" draw:style-name="gr1" draw:text-style-name="P34" svg:x1="5.885cm" svg:y1="0.697cm" svg:x2="5.276cm" svg:y2="0.697cm"><text:p/></draw:line><draw:line text:anchor-type="paragraph" draw:z-index="65" draw:name="Forme4" draw:style-name="gr1" draw:text-style-name="P34" svg:x1="6.493cm" svg:y1="0.185cm" svg:x2="5.884cm" svg:y2="0.185cm"><text:p/></draw:line><draw:line text:anchor-type="paragraph" draw:z-index="68" draw:name="Forme4" draw:style-name="gr1" draw:text-style-name="P34" svg:x1="7.088cm" svg:y1="0.695cm" svg:x2="6.479cm" svg:y2="0.695cm"><text:p/></draw:line><draw:line text:anchor-type="paragraph" draw:z-index="70" draw:name="Forme6" draw:style-name="gr1" draw:text-style-name="P34" svg:x1="7.087cm" svg:y1="0.402cm" svg:x2="7.629cm" svg:y2="0.695cm"><text:p/></draw:line><draw:line text:anchor-type="paragraph" draw:z-index="72" draw:name="Forme4" draw:style-name="gr1" draw:text-style-name="P34" svg:x1="8.238cm" svg:y1="0.695cm" svg:x2="7.629cm" svg:y2="0.695cm"><text:p/></draw:line><draw:line text:anchor-type="paragraph" draw:z-index="74" draw:name="Forme2" draw:style-name="gr1" draw:text-style-name="P34" svg:x1="8.237cm" svg:y1="0.178cm" svg:x2="8.674cm" svg:y2="0.178cm"><text:p/></draw:line><draw:line text:anchor-type="paragraph" draw:z-index="76" draw:name="Forme2" draw:style-name="gr1" draw:text-style-name="P34" svg:x1="9.061cm" svg:y1="0.191cm" svg:x2="9.498cm" svg:y2="0.191cm"><text:p/></draw:line><text:span text:style-name="T1">c) <text:s text:c="43"/></text:span><text:span text:style-name="T5">d <text:s text:c="19"/>f</text:span></text:p>
      <text:p text:style-name="P11"/>
      <text:p text:style-name="P25"><draw:line text:anchor-type="paragraph" draw:z-index="94" draw:name="Forme6" draw:style-name="gr1" draw:text-style-name="P34" svg:x1="3.214cm" svg:y1="0.245cm" svg:x2="3.953cm" svg:y2="0.605cm"><text:p/></draw:line><text:span text:style-name="T5"><text:s text:c="35"/></text:span><text:span text:style-name="T8">a</text:span><text:span text:style-name="T5"> <text:s text:c="21"/></text:span></text:p>
      <text:p text:style-name="P12"><draw:line text:anchor-type="paragraph" draw:z-index="81" draw:name="Forme4" draw:style-name="gr1" draw:text-style-name="P34" svg:x1="3.386cm" svg:y1="0.118cm" svg:x2="2.261cm" svg:y2="0.118cm"><text:p/></draw:line><draw:line text:anchor-type="paragraph" draw:z-index="84" draw:name="Forme4" draw:style-name="gr1" draw:text-style-name="P34" svg:x1="5.909cm" svg:y1="0.108cm" svg:x2="3.953cm" svg:y2="0.108cm"><text:p/></draw:line><draw:line text:anchor-type="paragraph" draw:z-index="89" draw:name="Forme10" draw:style-name="gr1" draw:text-style-name="P34" svg:x1="5.909cm" svg:y1="0.108cm" svg:x2="5.909cm" svg:y2="1.166cm"><text:p/></draw:line><draw:line text:anchor-type="paragraph" draw:z-index="93" draw:name="Forme10" draw:style-name="gr1" draw:text-style-name="P34" svg:x1="2.261cm" svg:y1="0.118cm" svg:x2="2.27cm" svg:y2="1.164cm"><text:p/></draw:line></text:p>
      <text:p text:style-name="P26"><draw:line text:anchor-type="paragraph" draw:z-index="82" draw:name="Forme4" draw:style-name="gr1" draw:text-style-name="P34" svg:x1="3.411cm" svg:y1="0.679cm" svg:x2="2.261cm" svg:y2="0.677cm"><text:p/></draw:line><draw:line text:anchor-type="paragraph" draw:z-index="83" draw:name="Forme6" draw:style-name="gr1" draw:text-style-name="P34" svg:x1="3.214cm" svg:y1="0.319cm" svg:x2="3.953cm" svg:y2="0.679cm"><text:p/></draw:line><draw:line text:anchor-type="paragraph" draw:z-index="85" draw:name="Forme4" draw:style-name="gr1" draw:text-style-name="P34" svg:x1="4.562cm" svg:y1="0.679cm" svg:x2="3.953cm" svg:y2="0.679cm"><text:p/></draw:line><draw:line text:anchor-type="paragraph" draw:z-index="86" draw:name="Forme12" draw:style-name="gr1" draw:text-style-name="P34" svg:x1="3.411cm" svg:y1="0.679cm" svg:x2="3.411cm" svg:y2="0.263cm"><text:p/></draw:line><draw:line text:anchor-type="paragraph" draw:z-index="87" draw:name="Forme6" draw:style-name="gr1" draw:text-style-name="P34" svg:x1="4.561cm" svg:y1="0.319cm" svg:x2="5.3cm" svg:y2="0.679cm"><text:p/></draw:line><draw:line text:anchor-type="paragraph" draw:z-index="88" draw:name="Forme4" draw:style-name="gr1" draw:text-style-name="P34" svg:x1="5.909cm" svg:y1="0.679cm" svg:x2="5.3cm" svg:y2="0.679cm"><text:p/></draw:line><draw:line text:anchor-type="paragraph" draw:z-index="90" draw:name="Forme2" draw:style-name="gr1" draw:text-style-name="P34" svg:x1="0.568cm" svg:y1="0.949cm" svg:x2="1.679cm" svg:y2="0.949cm"><text:p/></draw:line><draw:line text:anchor-type="paragraph" draw:z-index="92" draw:name="Forme4" draw:style-name="gr1" draw:text-style-name="P34" svg:x1="2.262cm" svg:y1="0.213cm" svg:x2="1.653cm" svg:y2="0.213cm"><text:p/></draw:line><draw:line text:anchor-type="paragraph" draw:z-index="95" draw:name="Forme4" draw:style-name="gr1" draw:text-style-name="P34" svg:x1="2.309cm" svg:y1="1.96cm" svg:x2="1.7cm" svg:y2="1.96cm"><text:p/></draw:line><draw:line text:anchor-type="paragraph" draw:z-index="96" draw:name="Forme6" draw:style-name="gr1" draw:text-style-name="P34" svg:x1="2.309cm" svg:y1="1.6cm" svg:x2="3.048cm" svg:y2="1.96cm"><text:p/></draw:line><draw:line text:anchor-type="paragraph" draw:z-index="102" draw:name="Forme4" draw:style-name="gr1" draw:text-style-name="P34" svg:x1="6.324cm" svg:y1="0.122cm" svg:x2="5.909cm" svg:y2="0.122cm"><text:p/></draw:line><draw:line text:anchor-type="paragraph" draw:z-index="103" draw:name="Forme3" draw:style-name="gr1" draw:text-style-name="P36" svg:x1="6.309cm" svg:y1="0.122cm" svg:x2="6.309cm" svg:y2="1.868cm"><text:p/></draw:line><draw:line text:anchor-type="paragraph" draw:z-index="80" draw:name="Forme1" draw:style-name="gr1" draw:text-style-name="P36" svg:x1="0.556cm" svg:y1="0.622cm" svg:x2="0.556cm" svg:y2="1.233cm"><text:p/></draw:line><draw:line text:anchor-type="paragraph" draw:z-index="91" draw:name="Forme3" draw:style-name="gr1" draw:text-style-name="P36" svg:x1="1.679cm" svg:y1="0.213cm" svg:x2="1.679cm" svg:y2="1.959cm"><text:p/></draw:line><text:span text:style-name="T5">d</text:span><text:span text:style-name="T1">) <text:s text:c="31"/></text:span><text:span text:style-name="T7">b <text:s text:c="9"/>c</text:span></text:p>
      <text:p text:style-name="P26"><draw:custom-shape text:anchor-type="paragraph" draw:z-index="106" draw:name="Forme11" draw:style-name="gr13" draw:text-style-name="P35" svg:width="0.384cm" svg:height="0.53cm" svg:x="6.918cm" svg:y="0.233cm"><text:p/><draw:enhanced-geometry svg:viewBox="0 0 21600 21600" draw:type="rectangle" draw:enhanced-path="M 0 0 L 21600 0 21600 21600 0 21600 0 0 Z N"/></draw:custom-shape><draw:line text:anchor-type="paragraph" draw:z-index="108" draw:name="Forme10" draw:style-name="gr1" draw:text-style-name="P36" svg:x1="7.789cm" svg:y1="0.137cm" svg:x2="7.789cm" svg:y2="0.88cm"><text:p/></draw:line><text:span text:style-name="T7"><text:s text:c="70"/></text:span><text:span text:style-name="T9">V</text:span></text:p>
      <text:p text:style-name="P13"><draw:line text:anchor-type="paragraph" draw:z-index="105" draw:name="Forme4" draw:style-name="gr1" draw:text-style-name="P34" svg:x1="6.918cm" svg:y1="0.019cm" svg:x2="6.309cm" svg:y2="0.019cm"><text:p/></draw:line><draw:line text:anchor-type="paragraph" draw:z-index="107" draw:name="Forme2" draw:style-name="gr1" draw:text-style-name="P34" svg:x1="7.301cm" svg:y1="0.048cm" svg:x2="7.79cm" svg:y2="0.048cm"><text:p/></draw:line><text:s/></text:p>
      <text:p text:style-name="P26"><draw:line text:anchor-type="paragraph" draw:z-index="97" draw:name="Forme4" draw:style-name="gr1" draw:text-style-name="P34" svg:x1="3.637cm" svg:y1="0.497cm" svg:x2="3.048cm" svg:y2="0.497cm"><text:p/></draw:line><draw:line text:anchor-type="paragraph" draw:z-index="98" draw:name="Forme6" draw:style-name="gr1" draw:text-style-name="P34" svg:x1="3.436cm" svg:y1="0.138cm" svg:x2="4.175cm" svg:y2="0.498cm"><text:p/></draw:line><draw:line text:anchor-type="paragraph" draw:z-index="99" draw:name="Forme4" draw:style-name="gr1" draw:text-style-name="P34" svg:x1="4.764cm" svg:y1="0.497cm" svg:x2="4.175cm" svg:y2="0.497cm"><text:p/></draw:line><draw:line text:anchor-type="paragraph" draw:z-index="100" draw:name="Forme6" draw:style-name="gr1" draw:text-style-name="P34" svg:x1="4.616cm" svg:y1="0.155cm" svg:x2="5.292cm" svg:y2="0.407cm"><text:p/></draw:line><draw:line text:anchor-type="paragraph" draw:z-index="101" draw:name="Forme4" draw:style-name="gr1" draw:text-style-name="P34" svg:x1="6.31cm" svg:y1="0.419cm" svg:x2="5.292cm" svg:y2="0.407cm"><text:p/></draw:line><draw:line text:anchor-type="paragraph" draw:z-index="104" draw:name="Forme12" draw:style-name="gr1" draw:text-style-name="P34" svg:x1="4.764cm" svg:y1="0.497cm" svg:x2="4.764cm" svg:y2="0.081cm"><text:p/></draw:line><text:span text:style-name="T7"><text:s text:c="27"/></text:span><text:span text:style-name="T9">a <text:s text:c="8"/>b <text:s text:c="10"/>c</text:span></text:p>
      <text:p text:style-name="P19"/>
      <text:p text:style-name="P19"/>
      <text:p text:style-name="P4"><text:span text:style-name="T12">E</text:span>xercice 3</text:p>
      <text:p text:style-name="P4"/>
      <text:p text:style-name="P14"/>
      <text:p text:style-name="P14"><draw:line text:anchor-type="paragraph" draw:z-index="109" draw:name="Forme3" draw:style-name="gr1" draw:text-style-name="P36" svg:x1="0.621cm" svg:y1="0.409cm" svg:x2="0.621cm" svg:y2="2.155cm"><text:p/></draw:line><draw:line text:anchor-type="paragraph" draw:z-index="110" draw:name="Forme3" draw:style-name="gr1" draw:text-style-name="P36" svg:x1="0.832cm" svg:y1="0.386cm" svg:x2="0.832cm" svg:y2="2.132cm"><text:p/></draw:line><draw:line text:anchor-type="paragraph" draw:z-index="111" draw:name="Forme3" draw:style-name="gr1" draw:text-style-name="P36" svg:x1="1.07cm" svg:y1="0.463cm" svg:x2="1.07cm" svg:y2="2.209cm"><text:p/></draw:line><draw:line text:anchor-type="paragraph" draw:z-index="112" draw:name="Forme3" draw:style-name="gr1" draw:text-style-name="P36" svg:x1="1.335cm" svg:y1="0.478cm" svg:x2="1.335cm" svg:y2="2.224cm"><text:p/></draw:line><draw:line text:anchor-type="paragraph" draw:z-index="119" draw:name="Forme3" draw:style-name="gr1" draw:text-style-name="P36" svg:x1="0.621cm" svg:y1="0.409cm" svg:x2="0.621cm" svg:y2="2.155cm"><text:p/></draw:line><text:s text:c="4"/><text:span text:style-name="T13">a b c d</text:span></text:p>
      <text:p text:style-name="P14"><draw:line text:anchor-type="paragraph" draw:z-index="113" draw:name="Forme4" draw:style-name="gr1" draw:text-style-name="P34" svg:x1="3.731cm" svg:y1="0.261cm" svg:x2="0.621cm" svg:y2="0.27cm"><text:p/></draw:line><draw:line text:anchor-type="paragraph" draw:z-index="114" draw:name="Forme4" draw:style-name="gr1" draw:text-style-name="P34" svg:x1="3.731cm" svg:y1="0.563cm" svg:x2="0.833cm" svg:y2="0.561cm"><text:p/></draw:line><draw:line text:anchor-type="paragraph" draw:z-index="115" draw:name="Forme4" draw:style-name="gr1" draw:text-style-name="P34" svg:x1="3.731cm" svg:y1="1.032cm" svg:x2="1.071cm" svg:y2="1.011cm"><text:p/></draw:line><draw:line text:anchor-type="paragraph" draw:z-index="116" draw:name="Forme4" draw:style-name="gr1" draw:text-style-name="P34" svg:x1="3.73cm" svg:y1="1.319cm" svg:x2="1.335cm" svg:y2="1.328cm"><text:p/></draw:line><draw:custom-shape text:anchor-type="paragraph" draw:z-index="117" draw:name="Forme11" draw:style-name="gr12" draw:text-style-name="P35" svg:width="0.78cm" svg:height="1.303cm" svg:x="3.731cm" svg:y="0.058cm"><text:p/><draw:enhanced-geometry svg:viewBox="0 0 21600 21600" draw:type="rectangle" draw:enhanced-path="M 0 0 L 21600 0 21600 21600 0 21600 0 0 Z N"/></draw:custom-shape>a)</text:p>
      <text:p text:style-name="P14"><draw:line text:anchor-type="paragraph" draw:z-index="118" draw:name="Forme4" draw:style-name="gr1" draw:text-style-name="P34" svg:x1="5.485cm" svg:y1="0.205cm" svg:x2="4.51cm" svg:y2="0.203cm"><text:p/></draw:line><draw:line text:anchor-type="paragraph" draw:z-index="120" draw:name="Forme3" draw:style-name="gr1" draw:text-style-name="P36" svg:x1="0.801cm" svg:y1="2.97cm" svg:x2="0.801cm" svg:y2="4.716cm"><text:p/></draw:line><draw:line text:anchor-type="paragraph" draw:z-index="121" draw:name="Forme3" draw:style-name="gr1" draw:text-style-name="P36" svg:x1="1.012cm" svg:y1="3.002cm" svg:x2="1.012cm" svg:y2="4.748cm"><text:p/></draw:line><draw:line text:anchor-type="paragraph" draw:z-index="122" draw:name="Forme3" draw:style-name="gr1" draw:text-style-name="P36" svg:x1="1.266cm" svg:y1="3.055cm" svg:x2="1.266cm" svg:y2="4.801cm"><text:p/></draw:line><text:s text:c="38"/><text:span text:style-name="T13">&amp; <text:s text:c="12"/>B</text:span></text:p>
      <text:p text:style-name="P14"/>
      <text:p text:style-name="P14"/>
      <text:p text:style-name="P14"/>
      <text:p text:style-name="P15"/>
      <text:p text:style-name="P15"><draw:line text:anchor-type="paragraph" draw:z-index="124" draw:name="Forme4" draw:style-name="gr1" draw:text-style-name="P34" svg:x1="3.385cm" svg:y1="0.926cm" svg:x2="0.801cm" svg:y2="0.926cm"><text:p/></draw:line><draw:line text:anchor-type="paragraph" draw:z-index="125" draw:name="Forme4" draw:style-name="gr1" draw:text-style-name="P34" svg:x1="3.384cm" svg:y1="1.219cm" svg:x2="1.012cm" svg:y2="1.217cm"><text:p/></draw:line><text:s text:c="6"/><text:span text:style-name="T13">a b c d</text:span></text:p>
      <text:p text:style-name="P15"><draw:line text:anchor-type="paragraph" draw:z-index="128" draw:name="Forme3" draw:style-name="gr1" draw:text-style-name="P36" svg:x1="1.499cm" svg:y1="0.145cm" svg:x2="1.501cm" svg:y2="2.099cm"><text:p/></draw:line><draw:custom-shape text:anchor-type="paragraph" draw:z-index="129" draw:name="Forme11" draw:style-name="gr11" draw:text-style-name="P35" svg:width="0.682cm" svg:height="0.879cm" svg:x="3.381cm" svg:y="0.247cm"><text:p/><draw:enhanced-geometry svg:viewBox="0 0 21600 21600" draw:type="rectangle" draw:enhanced-path="M 0 0 L 21600 0 21600 21600 0 21600 0 0 Z N"/></draw:custom-shape></text:p>
      <text:p text:style-name="P15"><draw:line text:anchor-type="paragraph" draw:z-index="126" draw:name="Forme4" draw:style-name="gr1" draw:text-style-name="P34" svg:x1="3.363cm" svg:y1="1.117cm" svg:x2="1.266cm" svg:y2="1.117cm"><text:p/></draw:line><draw:line text:anchor-type="paragraph" draw:z-index="127" draw:name="Forme4" draw:style-name="gr1" draw:text-style-name="P34" svg:x1="3.36cm" svg:y1="1.411cm" svg:x2="1.499cm" svg:y2="1.404cm"><text:p/></draw:line><draw:custom-shape text:anchor-type="paragraph" draw:z-index="130" draw:name="Forme11" draw:style-name="gr11" draw:text-style-name="P35" svg:width="0.682cm" svg:height="0.879cm" svg:x="3.36cm" svg:y="0.829cm"><text:p/><draw:enhanced-geometry svg:viewBox="0 0 21600 21600" draw:type="rectangle" draw:enhanced-path="M 0 0 L 21600 0 21600 21600 0 21600 0 0 Z N"/></draw:custom-shape><draw:line text:anchor-type="paragraph" draw:z-index="131" draw:name="Forme4" draw:style-name="gr1" draw:text-style-name="P34" svg:x1="5.037cm" svg:y1="0.417cm" svg:x2="4.062cm" svg:y2="0.415cm"><text:p/></draw:line><draw:custom-shape text:anchor-type="paragraph" draw:z-index="133" draw:name="Forme11" draw:style-name="gr11" draw:text-style-name="P35" svg:width="0.682cm" svg:height="0.879cm" svg:x="5.043cm" svg:y="0.279cm"><text:p/><draw:enhanced-geometry svg:viewBox="0 0 21600 21600" draw:type="rectangle" draw:enhanced-path="M 0 0 L 21600 0 21600 21600 0 21600 0 0 Z N"/></draw:custom-shape><text:s text:c="2"/><text:span text:style-name="T24">b)</text:span> <text:s text:c="27"/><text:span text:style-name="T14">≥</text:span><text:span text:style-name="T18">1</text:span> <text:s text:c="26"/></text:p>
      <text:p text:style-name="P15"><draw:line text:anchor-type="paragraph" draw:z-index="134" draw:name="Forme4" draw:style-name="gr1" draw:text-style-name="P34" svg:x1="6.699cm" svg:y1="0.215cm" svg:x2="5.724cm" svg:y2="0.213cm"><text:p/></draw:line><text:s text:c="50"/><text:span text:style-name="T13">&amp; <text:s text:c="10"/>C</text:span></text:p>
      <text:p text:style-name="P15"><draw:line text:anchor-type="paragraph" draw:z-index="123" draw:name="Forme4" draw:style-name="gr1" draw:text-style-name="P34" svg:x1="5.016cm" svg:y1="0.078cm" svg:x2="4.041cm" svg:y2="0.076cm"><text:p/></draw:line><draw:line text:anchor-type="paragraph" draw:z-index="132" draw:name="Forme4" draw:style-name="gr1" draw:text-style-name="P34" svg:x1="5.016cm" svg:y1="0.078cm" svg:x2="4.041cm" svg:y2="0.076cm"><text:p/></draw:line><text:span text:style-name="T18"><text:s text:c="33"/></text:span><text:span text:style-name="T14">≥</text:span><text:span text:style-name="T18">1</text:span></text:p>
      <text:p text:style-name="P15"><text:s text:c="6"/></text:p>
      <text:p text:style-name="P15"/>
      <text:p text:style-name="P20"><text:s text:c="4"/>a b c d</text:p>
      <text:p text:style-name="P15"><draw:line text:anchor-type="paragraph" draw:z-index="135" draw:name="Forme3" draw:style-name="gr1" draw:text-style-name="P36" svg:x1="1.499cm" svg:y1="0.145cm" svg:x2="1.49cm" svg:y2="2.502cm"><text:p/></draw:line><draw:line text:anchor-type="paragraph" draw:z-index="136" draw:name="Forme3" draw:style-name="gr1" draw:text-style-name="P36" svg:x1="0.526cm" svg:y1="0.166cm" svg:x2="0.517cm" svg:y2="2.438cm"><text:p/></draw:line><draw:line text:anchor-type="paragraph" draw:z-index="137" draw:name="Forme3" draw:style-name="gr1" draw:text-style-name="P36" svg:x1="0.833cm" svg:y1="0.187cm" svg:x2="0.835cm" svg:y2="2.438cm"><text:p/></draw:line><draw:line text:anchor-type="paragraph" draw:z-index="138" draw:name="Forme3" draw:style-name="gr1" draw:text-style-name="P36" svg:x1="1.139cm" svg:y1="0.176cm" svg:x2="1.141cm" svg:y2="2.49cm"><text:p/></draw:line><draw:line text:anchor-type="paragraph" draw:z-index="139" draw:name="Forme4" draw:style-name="gr1" draw:text-style-name="P34" svg:x1="3.36cm" svg:y1="0.395cm" svg:x2="0.517cm" svg:y2="0.386cm"><text:p/></draw:line><draw:custom-shape text:anchor-type="paragraph" draw:z-index="142" draw:name="Forme11" draw:style-name="gr10" draw:text-style-name="P35" svg:width="0.343cm" svg:height="0.359cm" svg:x="3.36cm" svg:y="0.175cm"><text:p/><draw:enhanced-geometry svg:viewBox="0 0 21600 21600" draw:type="rectangle" draw:enhanced-path="M 0 0 L 21600 0 21600 21600 0 21600 0 0 Z N"/></draw:custom-shape><draw:line text:anchor-type="paragraph" draw:z-index="150" draw:name="Forme4" draw:style-name="gr1" draw:text-style-name="P34" svg:x1="4.316cm" svg:y1="0.416cm" svg:x2="3.702cm" svg:y2="0.407cm"><text:p/></draw:line><draw:line text:anchor-type="paragraph" draw:z-index="153" draw:name="Forme4" draw:style-name="gr1" draw:text-style-name="P34" svg:x1="3.838cm" svg:y1="0.416cm" svg:x2="3.702cm" svg:y2="0.291cm"><text:p/></draw:line><draw:custom-shape text:anchor-type="paragraph" draw:z-index="154" draw:name="Forme11" draw:style-name="gr7" draw:text-style-name="P35" svg:width="0.539cm" svg:height="1.11cm" svg:x="4.352cm" svg:y="0.235cm"><text:p/><draw:enhanced-geometry svg:viewBox="0 0 21600 21600" draw:type="rectangle" draw:enhanced-path="M 0 0 L 21600 0 21600 21600 0 21600 0 0 Z N"/></draw:custom-shape><text:s text:c="34"/></text:p>
      <text:p text:style-name="P15"><draw:line text:anchor-type="paragraph" draw:z-index="140" draw:name="Forme4" draw:style-name="gr1" draw:text-style-name="P36" svg:x1="3.418cm" svg:y1="0.249cm" svg:x2="0.832cm" svg:y2="0.249cm"><text:p/></draw:line><draw:custom-shape text:anchor-type="paragraph" draw:z-index="143" draw:name="Forme11" draw:style-name="gr9" draw:text-style-name="P35" svg:width="0.343cm" svg:height="0.361cm" svg:x="3.403cm" svg:y="0.122cm"><text:p/><draw:enhanced-geometry svg:viewBox="0 0 21600 21600" draw:type="rectangle" draw:enhanced-path="M 0 0 L 21600 0 21600 21600 0 21600 0 0 Z N"/></draw:custom-shape><draw:line text:anchor-type="paragraph" draw:z-index="145" draw:name="Forme4" draw:style-name="gr1" draw:text-style-name="P34" svg:x1="4.359cm" svg:y1="0.247cm" svg:x2="3.745cm" svg:y2="0.238cm"><text:p/></draw:line><draw:line text:anchor-type="paragraph" draw:z-index="146" draw:name="Forme4" draw:style-name="gr1" draw:text-style-name="P34" svg:x1="4.359cm" svg:y1="0.247cm" svg:x2="3.745cm" svg:y2="0.238cm"><text:p/></draw:line><draw:line text:anchor-type="paragraph" draw:z-index="152" draw:name="Forme4" draw:style-name="gr1" draw:text-style-name="P34" svg:x1="3.881cm" svg:y1="0.247cm" svg:x2="3.745cm" svg:y2="0.122cm"><text:p/></draw:line><draw:line text:anchor-type="paragraph" draw:z-index="155" draw:name="Forme4" draw:style-name="gr1" draw:text-style-name="P34" svg:x1="5.504cm" svg:y1="0.337cm" svg:x2="4.89cm" svg:y2="0.328cm"><text:p/></draw:line><draw:custom-shape text:anchor-type="paragraph" draw:z-index="157" draw:name="Forme11" draw:style-name="gr6" draw:text-style-name="P35" svg:width="0.539cm" svg:height="1.324cm" svg:x="5.514cm" svg:y="0.15cm"><text:p/><draw:enhanced-geometry svg:viewBox="0 0 21600 21600" draw:type="rectangle" draw:enhanced-path="M 0 0 L 21600 0 21600 21600 0 21600 0 0 Z N"/></draw:custom-shape><text:s/><text:span text:style-name="T24">c)</text:span> <text:s text:c="37"/><text:span text:style-name="T15">≥</text:span><text:span text:style-name="T19">1</text:span> <text:s text:c="58"/></text:p>
      <text:p text:style-name="P15"><draw:line text:anchor-type="paragraph" draw:z-index="141" draw:name="Forme4" draw:style-name="gr1" draw:text-style-name="P34" svg:x1="3.416cm" svg:y1="0.153cm" svg:x2="1.139cm" svg:y2="0.153cm"><text:p/></draw:line><draw:custom-shape text:anchor-type="paragraph" draw:z-index="144" draw:name="Forme11" draw:style-name="gr8" draw:text-style-name="P35" svg:width="0.343cm" svg:height="0.329cm" svg:x="3.413cm" svg:y="0.025cm"><text:p/><draw:enhanced-geometry svg:viewBox="0 0 21600 21600" draw:type="rectangle" draw:enhanced-path="M 0 0 L 21600 0 21600 21600 0 21600 0 0 Z N"/></draw:custom-shape><draw:line text:anchor-type="paragraph" draw:z-index="147" draw:name="Forme4" draw:style-name="gr1" draw:text-style-name="P34" svg:x1="4.369cm" svg:y1="0.194cm" svg:x2="3.755cm" svg:y2="0.185cm"><text:p/></draw:line><draw:line text:anchor-type="paragraph" draw:z-index="148" draw:name="Forme4" draw:style-name="gr1" draw:text-style-name="P34" svg:x1="4.369cm" svg:y1="0.194cm" svg:x2="3.755cm" svg:y2="0.185cm"><text:p/></draw:line><draw:line text:anchor-type="paragraph" draw:z-index="149" draw:name="Forme4" draw:style-name="gr1" draw:text-style-name="P34" svg:x1="4.369cm" svg:y1="0.194cm" svg:x2="3.755cm" svg:y2="0.185cm"><text:p/></draw:line><draw:line text:anchor-type="paragraph" draw:z-index="151" draw:name="Forme4" draw:style-name="gr1" draw:text-style-name="P34" svg:x1="3.891cm" svg:y1="0.194cm" svg:x2="3.755cm" svg:y2="0.069cm"><text:p/></draw:line><draw:line text:anchor-type="paragraph" draw:z-index="158" draw:name="Forme4" draw:style-name="gr1" draw:text-style-name="P34" svg:x1="6.507cm" svg:y1="0.256cm" svg:x2="6.052cm" svg:y2="0.254cm"><text:p/></draw:line><text:s text:c="53"/><text:span text:style-name="T13">&amp; <text:s text:c="5"/>F</text:span></text:p>
      <text:p text:style-name="P29"><draw:line text:anchor-type="paragraph" draw:z-index="156" draw:name="Forme4" draw:style-name="gr1" draw:text-style-name="P34" svg:x1="5.508cm" svg:y1="0.314cm" svg:x2="1.499cm" svg:y2="0.314cm"><text:p/></draw:line><text:s text:c="33"/></text:p>
      <text:p text:style-name="P16"><text:soft-page-break/><text:span text:style-name="T18"><text:s text:c="7"/></text:span><text:span text:style-name="T17">a b c d </text:span></text:p>
      <text:p text:style-name="P29"><draw:line text:anchor-type="paragraph" draw:z-index="159" draw:name="Forme3" draw:style-name="gr1" draw:text-style-name="P36" svg:x1="0.819cm" svg:y1="0.247cm" svg:x2="0.81cm" svg:y2="2.519cm"><text:p/></draw:line><draw:line text:anchor-type="paragraph" draw:z-index="160" draw:name="Forme3" draw:style-name="gr1" draw:text-style-name="P36" svg:x1="1.141cm" svg:y1="0.219cm" svg:x2="1.132cm" svg:y2="2.491cm"><text:p/></draw:line><draw:line text:anchor-type="paragraph" draw:z-index="161" draw:name="Forme3" draw:style-name="gr1" draw:text-style-name="P36" svg:x1="1.501cm" svg:y1="0.218cm" svg:x2="1.49cm" svg:y2="2.492cm"><text:p/></draw:line><draw:line text:anchor-type="paragraph" draw:z-index="162" draw:name="Forme3" draw:style-name="gr1" draw:text-style-name="P36" svg:x1="1.782cm" svg:y1="0.21cm" svg:x2="1.773cm" svg:y2="2.482cm"><text:p/></draw:line><draw:line text:anchor-type="paragraph" draw:z-index="163" draw:name="Forme4" draw:style-name="gr1" draw:text-style-name="P34" svg:x1="4.827cm" svg:y1="0.445cm" svg:x2="0.818cm" svg:y2="0.445cm"><text:p/></draw:line><draw:custom-shape text:anchor-type="paragraph" draw:z-index="171" draw:name="Forme11" draw:style-name="gr4" draw:text-style-name="P35" svg:width="0.533cm" svg:height="0.775cm" svg:x="4.838cm" svg:y="0.284cm"><text:p/><draw:enhanced-geometry svg:viewBox="0 0 21600 21600" draw:type="rectangle" draw:enhanced-path="M 0 0 L 21600 0 21600 21600 0 21600 0 0 Z N"/></draw:custom-shape></text:p>
      <text:p text:style-name="P17"><draw:line text:anchor-type="paragraph" draw:z-index="164" draw:name="Forme4" draw:style-name="gr1" draw:text-style-name="P34" svg:x1="3.575cm" svg:y1="0.275cm" svg:x2="1.132cm" svg:y2="0.279cm"><text:p/></draw:line><draw:line text:anchor-type="paragraph" draw:z-index="165" draw:name="Forme4" draw:style-name="gr1" draw:text-style-name="P34" svg:x1="2.679cm" svg:y1="0.543cm" svg:x2="1.501cm" svg:y2="0.543cm"><text:p/></draw:line><draw:custom-shape text:anchor-type="paragraph" draw:z-index="166" draw:name="Forme11" draw:style-name="gr5" draw:text-style-name="P35" svg:width="0.376cm" svg:height="0.775cm" svg:x="3.575cm" svg:y="0.182cm"><text:p/><draw:enhanced-geometry svg:viewBox="0 0 21600 21600" draw:type="rectangle" draw:enhanced-path="M 0 0 L 21600 0 21600 21600 0 21600 0 0 Z N"/></draw:custom-shape><draw:custom-shape text:anchor-type="paragraph" draw:z-index="167" draw:name="Forme11" draw:style-name="gr3" draw:text-style-name="P35" svg:width="0.207cm" svg:height="0.272cm" svg:x="2.681cm" svg:y="0.448cm"><text:p/><draw:enhanced-geometry svg:viewBox="0 0 21600 21600" draw:type="rectangle" draw:enhanced-path="M 0 0 L 21600 0 21600 21600 0 21600 0 0 Z N"/></draw:custom-shape><draw:line text:anchor-type="paragraph" draw:z-index="169" draw:name="Forme4" draw:style-name="gr1" draw:text-style-name="P34" svg:x1="2.887cm" svg:y1="0.48cm" svg:x2="2.984cm" svg:y2="0.559cm"><text:p/></draw:line><draw:line text:anchor-type="paragraph" draw:z-index="170" draw:name="Forme4" draw:style-name="gr1" draw:text-style-name="P34" svg:x1="4.817cm" svg:y1="0.397cm" svg:x2="3.951cm" svg:y2="0.401cm"><text:p/></draw:line><draw:custom-shape text:anchor-type="paragraph" draw:z-index="176" draw:name="Forme11" draw:style-name="gr2" draw:text-style-name="P35" svg:width="0.687cm" svg:height="1.43cm" svg:x="5.71cm" svg:y="0.206cm"><text:p/><draw:enhanced-geometry svg:viewBox="0 0 21600 21600" draw:type="rectangle" draw:enhanced-path="M 0 0 L 21600 0 21600 21600 0 21600 0 0 Z N"/></draw:custom-shape><draw:line text:anchor-type="paragraph" draw:z-index="177" draw:name="Forme4" draw:style-name="gr1" draw:text-style-name="P34" svg:x1="5.71cm" svg:y1="0.425cm" svg:x2="5.371cm" svg:y2="0.425cm"><text:p/></draw:line><text:span text:style-name="T18">d</text:span><text:span text:style-name="T17">) <text:s text:c="42"/></text:span><text:span text:style-name="T16">≥</text:span><text:span text:style-name="T20">1</text:span></text:p>
      <text:p text:style-name="P17"><draw:line text:anchor-type="paragraph" draw:z-index="168" draw:name="Forme4" draw:style-name="gr1" draw:text-style-name="P34" svg:x1="3.575cm" svg:y1="0.069cm" svg:x2="2.887cm" svg:y2="0.073cm"><text:p/></draw:line><draw:line text:anchor-type="paragraph" draw:z-index="172" draw:name="Forme4" draw:style-name="gr1" draw:text-style-name="P34" svg:x1="4.544cm" svg:y1="1.101cm" svg:x2="1.782cm" svg:y2="1.101cm"><text:p/></draw:line><draw:custom-shape text:anchor-type="paragraph" draw:z-index="173" draw:name="Forme11" draw:style-name="gr3" draw:text-style-name="P35" svg:width="0.207cm" svg:height="0.272cm" svg:x="4.551cm" svg:y="0.953cm"><text:p/><draw:enhanced-geometry svg:viewBox="0 0 21600 21600" draw:type="rectangle" draw:enhanced-path="M 0 0 L 21600 0 21600 21600 0 21600 0 0 Z N"/></draw:custom-shape><draw:line text:anchor-type="paragraph" draw:z-index="174" draw:name="Forme4" draw:style-name="gr1" draw:text-style-name="P34" svg:x1="5.71cm" svg:y1="1.062cm" svg:x2="4.757cm" svg:y2="1.071cm"><text:p/></draw:line><draw:line text:anchor-type="paragraph" draw:z-index="175" draw:name="Forme4" draw:style-name="gr1" draw:text-style-name="P34" svg:x1="4.886cm" svg:y1="1.071cm" svg:x2="4.757cm" svg:y2="0.953cm"><text:p/></draw:line><draw:line text:anchor-type="paragraph" draw:z-index="178" draw:name="Forme4" draw:style-name="gr1" draw:text-style-name="P34" svg:x1="7.107cm" svg:y1="0.422cm" svg:x2="6.396cm" svg:y2="0.422cm"><text:p/></draw:line><text:span text:style-name="T20"><text:s text:c="34"/>&amp; <text:s text:c="18"/>&amp;</text:span><text:span text:style-name="T17"> <text:s text:c="7"/></text:span><text:span text:style-name="T20">G</text:span></text:p>
      <text:p text:style-name="P30"/>
      <text:p text:style-name="P30"/>
      <text:p text:style-name="P30"/>
      <text:p text:style-name="P30"/>
      <text:p text:style-name="P33">Exercice 4</text:p>
      <text:p text:style-name="P33"/>
      <text:p text:style-name="P33"/>
      <text:p text:style-name="P18"><text:span text:style-name="T17">L= </text:span><text:span text:style-name="T21">(a./b)+(/a.c)</text:span></text:p>
      <text:p text:style-name="P31"/>
      <text:p text:style-name="P32">M= [a+(b+c)]+[d+(b+c)]</text:p>
      <text:p text:style-name="P28"><text:span text:style-name="T23">M</text:span><text:span text:style-name="T22">= (a+b+c+d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30T14:00:50.712000000</meta:creation-date>
    <dc:date>2020-03-31T15:06:20.282000000</dc:date>
    <meta:editing-duration>PT18M44S</meta:editing-duration>
    <meta:editing-cycles>5</meta:editing-cycles>
    <meta:generator>LibreOffice/6.3.1.2$Windows_X86_64 LibreOffice_project/b79626edf0065ac373bd1df5c28bd630b4424273</meta:generator>
    <meta:document-statistic meta:table-count="0" meta:image-count="0" meta:object-count="0" meta:page-count="2" meta:paragraph-count="44" meta:word-count="118" meta:character-count="1773" meta:non-whitespace-character-count="236"/>
  </office:meta>
</office:document-meta>
</file>